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98A2939411DFB14C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68cm, 7.066cm, 0.358cm, 8.34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28cm" svg:y="0.109cm" svg:width="19.583cm" svg:height="20.384cm" draw:z-index="0"><draw:image xlink:href="Pictures/100000000000050000000398A2939411DFB14C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13:15.756393325</meta:creation-date>
    <dc:date>2018-07-19T15:56:27.953728805</dc:date>
    <meta:editing-duration>PT2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